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3" table:default-cell-style-name="ce16"/>
        <table:table-column table:style-name="co4" table:number-columns-repeated="17"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style-name="ce2" table:number-columns-repeated="17"/>
          <table:table-cell table:number-columns-repeated="998"/>
        </table:table-row>
        <table:table-row table:style-name="ro1">
          <table:table-cell table:style-name="ce7" table:formula="of:=COUNT([.A7:.A135])" office:value-type="float" office:value="57" calcext:value-type="float">
            <text:p>57</text:p>
          </table:table-cell>
          <table:table-cell table:style-name="ce7" table:formula="of:=COUNTIF([.B7:.B135];&quot;X&quot;)" office:value-type="float" office:value="43" calcext:value-type="float">
            <text:p>43</text:p>
          </table:table-cell>
          <table:table-cell table:style-name="ce7" table:formula="of:=COUNTIF([.C7:.C135];&quot;X&quot;)" office:value-type="float" office:value="6" calcext:value-type="float">
            <text:p>6</text:p>
          </table:table-cell>
          <table:table-cell table:style-name="ce7" table:formula="of:=COUNTIF([.D7:.D135];&quot;X&quot;)" office:value-type="float" office:value="7" calcext:value-type="float">
            <text:p>7</text:p>
          </table:table-cell>
          <table:table-cell table:style-name="ce7" table:formula="of:=COUNTIF([.E7:.E135];&quot;X&quot;)" office:value-type="float" office:value="0" calcext:value-type="float">
            <text:p>0</text:p>
          </table:table-cell>
          <table:table-cell table:style-name="ce7" table:formula="of:=COUNTIF([.F7:.F135];&quot;X&quot;)" office:value-type="float" office:value="9" calcext:value-type="float">
            <text:p>9</text:p>
          </table:table-cell>
          <table:table-cell table:style-name="ce25" table:formula="of:=SUM([.B2:.F2])" office:value-type="float" office:value="65" calcext:value-type="float">
            <text:p>65</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2" table:number-columns-repeated="17"/>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3" table:style-name="ce19"/>
          <table:table-cell table:style-name="ce2" table:number-columns-repeated="17"/>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2" table:number-columns-repeated="17"/>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2" table:number-columns-repeated="17"/>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2" table:number-columns-repeated="17"/>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2" table:number-columns-repeated="17"/>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2" table:number-columns-repeated="17"/>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2" table:number-columns-repeated="17"/>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2" table:number-columns-repeated="17"/>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2" table:number-columns-repeated="17"/>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2" table:number-columns-repeated="17"/>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2" table:number-columns-repeated="17"/>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2" table:number-columns-repeated="17"/>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2" table:number-columns-repeated="17"/>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2" table:number-columns-repeated="17"/>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2" table:number-columns-repeated="17"/>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2" table:number-columns-repeated="17"/>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2" table:number-columns-repeated="17"/>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2" table:number-columns-repeated="17"/>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2" table:number-columns-repeated="17"/>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2" table:number-columns-repeated="17"/>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2" table:number-columns-repeated="17"/>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2" table:number-columns-repeated="17"/>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2" table:number-columns-repeated="17"/>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2" table:number-columns-repeated="17"/>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2" table:number-columns-repeated="17"/>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2" table:number-columns-repeated="17"/>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2" table:number-columns-repeated="17"/>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2" table:number-columns-repeated="17"/>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2" table:number-columns-repeated="17"/>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2" table:number-columns-repeated="17"/>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2" table:number-columns-repeated="17"/>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2" table:number-columns-repeated="17"/>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2" table:number-columns-repeated="17"/>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2" table:number-columns-repeated="17"/>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2" table:number-columns-repeated="17"/>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2" table:number-columns-repeated="17"/>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2" table:number-columns-repeated="17"/>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2" table:number-columns-repeated="17"/>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2" table:number-columns-repeated="17"/>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2" table:number-columns-repeated="17"/>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2" table:number-columns-repeated="17"/>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2" table:number-columns-repeated="17"/>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2" table:number-columns-repeated="17"/>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2" table:number-columns-repeated="17"/>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2" table:number-columns-repeated="17"/>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2" table:number-columns-repeated="17"/>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2" table:number-columns-repeated="17"/>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2" table:number-columns-repeated="17"/>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2" table:number-columns-repeated="17"/>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2" table:number-columns-repeated="17"/>
          <table:table-cell table:number-columns-repeated="998"/>
        </table:table-row>
        <table:table-row table:style-name="ro1" table:number-rows-repeated="72">
          <table:table-cell table:style-name="ce6"/>
          <table:table-cell table:style-name="ce10" table:number-columns-repeated="5"/>
          <table:table-cell table:style-name="ce15" table:number-columns-repeated="3"/>
          <table:table-cell table:style-name="ce2" table:number-columns-repeated="17"/>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7">00/00/0000</text:date>, <text:time style:data-style-name="N2" text:time-value="23:50:38.57558524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07T23:55:46.471626872</dc:date>
    <meta:editing-duration>PT6H25M22S</meta:editing-duration>
    <meta:editing-cycles>81</meta:editing-cycles>
    <meta:document-statistic meta:table-count="1" meta:cell-count="313" meta:object-count="0"/>
  </office:meta>
</office:document-meta>
</file>